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0a4fe1"/>
    </style:style>
    <style:style style:name="P2" style:family="paragraph" style:parent-style-name="Standard">
      <style:text-properties officeooo:rsid="000d6b41" officeooo:paragraph-rsid="000d6b41"/>
    </style:style>
    <style:style style:name="P3" style:family="paragraph" style:parent-style-name="Standard">
      <style:text-properties style:text-underline-style="solid" style:text-underline-width="auto" style:text-underline-color="font-color" officeooo:rsid="000d6b41" officeooo:paragraph-rsid="000d6b41"/>
    </style:style>
    <style:style style:name="P4" style:family="paragraph" style:parent-style-name="Standard">
      <style:text-properties style:text-underline-style="solid" style:text-underline-width="auto" style:text-underline-color="font-color" officeooo:rsid="00114e2c" officeooo:paragraph-rsid="00114e2c"/>
    </style:style>
    <style:style style:name="P5" style:family="paragraph" style:parent-style-name="Standard">
      <style:text-properties officeooo:rsid="000b7a6c" officeooo:paragraph-rsid="000b7a6c"/>
    </style:style>
    <style:style style:name="P6" style:family="paragraph" style:parent-style-name="Standard">
      <style:text-properties officeooo:rsid="00114e2c" officeooo:paragraph-rsid="00114e2c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a4fe1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e864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2pt" style:text-underline-style="solid" style:text-underline-width="auto" style:text-underline-color="font-color" officeooo:paragraph-rsid="000be864" style:font-size-asian="12pt" style:font-size-complex="12pt"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0b3d6c" officeooo:paragraph-rsid="000d6b41"/>
    </style:style>
    <style:style style:name="T1" style:family="text">
      <style:text-properties officeooo:rsid="000be864"/>
    </style:style>
    <style:style style:name="T2" style:family="text">
      <style:text-properties officeooo:rsid="000d6b4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d6b41"/>
    </style:style>
    <style:style style:name="T5" style:family="text">
      <style:text-properties officeooo:rsid="000fc59d"/>
    </style:style>
    <style:style style:name="T6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9"><text:span text:style-name="T1">Qu’es-ce que l’api rest en general et dans mon cas ?</text:span></text:p>
          <text:p text:style-name="P8"><text:span text:style-name="T1">(</text:span>un serveur web) grace a express (qui permet de creer des serveur web)</text:p>
          <text:p text:style-name="P7">--&gt; permet de faire le lien entre le <text:span text:style-name="Strong_20_Emphasis">front-end </text:span>(css, html et js )et le <text:span text:style-name="Strong_20_Emphasis">backend</text:span> (sqlite et node.js dérivé de js) (modifié)</text:p>
        </text:list-header>
      </text:list>
      <text:p text:style-name="P1"/>
      <text:p text:style-name="P10"><text:span text:style-name="T4">Comment fonctionne la bdd sqlite :</text:span><text:span text:style-name="T2"><text:line-break/></text:span>besoin d’un serveur my sql qui tourne (on voit ça en R4.03 avec mongo). Avec sqlite on a pas besoin de ce serveur.</text:p>
      <text:p text:style-name="Standard"/>
      <text:p text:style-name="P3">Autres langages qui pourraient m’intérresser ?</text:p>
      <text:p text:style-name="P5">Jade</text:p>
      <text:p text:style-name="P5"/>
      <text:p text:style-name="P2"><text:span text:style-name="T3">Acceder a ma bdd et ce que j’y ai fait pour le moment :</text:span> </text:p>
      <text:p text:style-name="P2">- Création de/ Connexion à la bdd : ouvrir un terminal et taper sqlite3 bdd_airboss.db</text:p>
      <text:p text:style-name="P2">Cela ouvre une console sqlite3.</text:p>
      <text:p text:style-name="P2">- Executer un script (ex pour la creation des tables) : .read script.sql</text:p>
      <text:p text:style-name="P2">- Voir les tables : .tables</text:p>
      <text:p text:style-name="P2">- Quitter la console : .quit</text:p>
      <text:p text:style-name="P2"/>
      <text:p text:style-name="P2"/>
      <text:p text:style-name="P3">Les mises en place du backend :</text:p>
      <text:p text:style-name="P2">- Créer un fichier package.json : npm init et tout valider</text:p>
      <text:p text:style-name="P2">- Installer les dépendances express et sqlite3 :</text:p>
      <text:p text:style-name="P2"><text:tab/>- npm i express</text:p>
      <text:p text:style-name="P2"><text:tab/>- npm i sqplite3</text:p>
      <text:p text:style-name="P2">- npm start pour lancer le serveur ou bien dirrectement node index.js</text:p>
      <text:p text:style-name="P2">- installer nodemon permettant de ne pas avoir a relancer le serveur a chaque modification du backend : </text:p>
      <text:p text:style-name="P2"><text:tab/>- sudo npm install -g nodemon</text:p>
      <text:p text:style-name="P2">- lui donner le fichier a lancer à chaque fois que l'on desir lancer le serveur : nodemon index.js</text:p>
      <text:p text:style-name="P3"/>
      <text:p text:style-name="P3"/>
      <text:p text:style-name="P4">Nom et code des comptes de test : </text:p>
      <text:p text:style-name="P6">Aa1&amp;cncn3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37:29.609474873</meta:creation-date>
    <dc:date>2024-04-28T11:43:17.356815265</dc:date>
    <meta:editing-duration>PT51M56S</meta:editing-duration>
    <meta:editing-cycles>8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23" meta:word-count="241" meta:character-count="1256" meta:non-whitespace-character-count="1033"/>
  </office:meta>
</office:document-meta>
</file>